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bb3b" officeooo:paragraph-rsid="001abb3b"/>
    </style:style>
    <style:style style:name="P2" style:family="paragraph" style:parent-style-name="Standard">
      <style:text-properties officeooo:rsid="001b2ca8" officeooo:paragraph-rsid="001b2ca8"/>
    </style:style>
    <style:style style:name="T1" style:family="text">
      <style:text-properties officeooo:rsid="001b2ca8"/>
    </style:style>
    <style:style style:name="T2" style:family="text">
      <style:text-properties officeooo:rsid="001b9a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ção rapida</text:p>
      <text:p text:style-name="P1"/>
      <text:p text:style-name="P1">projeto .net 8.0</text:p>
      <text:p text:style-name="P1">persistencia banco entity framework 9.0(conta do mongodb estava bolqueada, não acessava)</text:p>
      <text:p text:style-name="P1">Fila – rabbitmq(contas AWS e Azure cartão foi negado)</text:p>
      <text:p text:style-name="P1">Compilador Visual Studio 2022</text:p>
      <text:p text:style-name="P2">Entity frame work -<text:span text:style-name="T2">persistencia</text:span></text:p>
      <text:p text:style-name="P2">instalar via nuget:</text:p>
      <text:p text:style-name="P1">NuGet\Install-Package EntityFramework</text:p>
      <text:p text:style-name="P1"/>
      <text:p text:style-name="P1">NuGet\Install-Package Microsoft.EntityFrameworkCore.Design</text:p>
      <text:p text:style-name="P1">NuGet\Install-Package Microsoft.EntityFrameworkCore.SqlServer</text:p>
      <text:p text:style-name="P1"/>
      <text:p text:style-name="P1">NuGet\Install-Package Microsoft.EntityFrameworkCore.Tools </text:p>
      <text:p text:style-name="P1"/>
      <text:p text:style-name="P1">--- <text:span text:style-name="T1">executar comandos via prompt do nuget para o code First</text:span></text:p>
      <text:p text:style-name="P1">Add-Migration <text:span text:style-name="T1">inicial</text:span></text:p>
      <text:p text:style-name="P1"/>
      <text:p text:style-name="P1">update-database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07:15:23.287348402</meta:creation-date>
    <dc:date>2024-12-14T07:20:58.567594647</dc:date>
    <meta:editing-duration>PT33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57" meta:character-count="564" meta:non-whitespace-character-count="519"/>
  </office:meta>
</office:document-meta>
</file>